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e522" officeooo:paragraph-rsid="0017e52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7e522" officeooo:paragraph-rsid="0017e522" style:font-size-asian="10.5pt" style:font-size-complex="12pt"/>
    </style:style>
    <style:style style:name="T1" style:family="text">
      <style:text-properties officeooo:rsid="00197fa4"/>
    </style:style>
    <style:style style:name="T2" style:family="text">
      <style:text-properties officeooo:rsid="001983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180</text:p>
      <text:p text:style-name="P2">This project allows the Project<text:span text:style-name="T2">s to be accessed from the Order Entry &gt; File &gt; Sales Orders &gt; Open script 1 button. If a project is attached to that sales order, it opens it, and opens a new one if there is no project attached. It makes sure</text:span> that the menu isn’t already running. <text:span text:style-name="T1">This will streamline the creation of pro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09:44:08.401000000</meta:creation-date>
    <dc:date>2018-08-28T11:07:10.098000000</dc:date>
    <meta:editing-duration>PT2M50S</meta:editing-duration>
    <meta:editing-cycles>3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2" meta:word-count="63" meta:character-count="332" meta:non-whitespace-character-count="271"/>
  </office:meta>
</office:document-meta>
</file>